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raining process:</text:p>
      <text:p text:style-name="Standard"/>
      <text:p text:style-name="Standard">Input arbitrary video.</text:p>
      <text:p text:style-name="Standard"/>
      <text:p text:style-name="Standard">extract all faces to a unique "unclassified" directory, eg /tmp/unclassified-videoname.</text:p>
      <text:p text:style-name="Standard"/>
      <text:p text:style-name="Standard">run through all known actors and test for positive match, give all matches a confidence percentage.</text:p>
      <text:p text:style-name="Standard"/>
      <text:p text:style-name="Standard">if no match, for all unrecognised images in an "unclassified" directory.</text:p>
      <text:p text:style-name="Standard"/>
      <text:p text:style-name="Standard"/>
      <text:p text:style-name="P1">The server side.</text:p>
      <text:p text:style-name="Standard"/>
      <text:p text:style-name="Standard">Database with a classifier for every known actor.</text:p>
      <text:p text:style-name="Standard"/>
      <text:p text:style-name="Standard">a webpage with test video option to upload a video and classify images</text:p>
      <text:p text:style-name="Standard"/>
      <text:p text:style-name="Standard">a web page for mobile access, start recording a few seconds of video on mobile device, upload to server, classify and return classifiers of matched faces. </text:p>
      <text:p text:style-name="Standard"/>
      <text:p text:style-name="P1">The Client side</text:p>
      <text:p text:style-name="P1"><text:span text:style-name="T1">On a "normal" condition, the user just uploads a video and retrieve a page with listed actors.</text:span></text:p>
      <text:p text:style-name="P1"><text:span text:style-name="T1"/></text:p>
      <text:p text:style-name="P1"><text:span text:style-name="T1">For the mobile device client, the client records a short video sample, uploads and retrieve a classifier, preform constant face detection, and periodically uploads another sample video to server to retrieve new classifiers (Of faces not detected in previous sample video)</text:span></text:p>
      <text:p text:style-name="P1"><text:span text:style-name="T1"/></text:p>
      <text:p text:style-name="P1"><text:span text:style-name="T1">The faces should be highlighted on the device's screen, and a sidebar shows the actors matched in that scene, with a link to their IMDB page.</text:span></text:p>
      <text:p text:style-name="P1"><text:span text:style-name="T1"/></text:p>
      <text:p text:style-name="P1"><text:span text:style-name="T1">(Also an advert on the bottom of the pag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07:07:51</meta:creation-date>
    <dc:date>2012-12-11T07:19:12</dc:date>
    <meta:editing-duration>P0D</meta:editing-duration>
    <meta:editing-cycles>1</meta:editing-cycles>
    <meta:document-statistic meta:table-count="0" meta:image-count="0" meta:object-count="0" meta:page-count="1" meta:paragraph-count="14" meta:word-count="189" meta:character-count="1154" meta:non-whitespace-character-count="978"/>
    <meta:generator>LibreOffice/3.5$Linux_x86 LibreOffice_project/350m1$Build-2</meta:generator>
  </office:meta>
</office:document-meta>
</file>